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K Grotesk" svg:font-family="'HK Grotesk', sans-serif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officeooo:rsid="001ec85a" officeooo:paragraph-rsid="001ec85a"/>
    </style:style>
    <style:style style:name="P2" style:family="paragraph" style:parent-style-name="Heading_20_1">
      <style:text-properties officeooo:paragraph-rsid="001ec85a"/>
    </style:style>
    <style:style style:name="P3" style:family="paragraph" style:parent-style-name="Standard">
      <style:text-properties fo:font-weight="bold" officeooo:rsid="001ec85a" officeooo:paragraph-rsid="001ec85a" style:font-weight-asian="bold" style:font-weight-complex="bold"/>
    </style:style>
    <style:style style:name="P4" style:family="paragraph" style:parent-style-name="Standard" style:list-style-name="L2">
      <style:text-properties fo:font-weight="bold" officeooo:rsid="001ec85a" officeooo:paragraph-rsid="001ec85a" style:font-weight-asian="bold" style:font-weight-complex="bold"/>
    </style:style>
    <style:style style:name="P5" style:family="paragraph" style:parent-style-name="Standard" style:list-style-name="L4">
      <style:text-properties fo:font-weight="bold" officeooo:rsid="001ec85a" officeooo:paragraph-rsid="001ec85a" style:font-weight-asian="bold" style:font-weight-complex="bold"/>
    </style:style>
    <style:style style:name="P6" style:family="paragraph" style:parent-style-name="Standard">
      <style:text-properties fo:font-weight="bold" officeooo:rsid="001ec85a" officeooo:paragraph-rsid="00205f95" style:font-weight-asian="bold" style:font-weight-complex="bold"/>
    </style:style>
    <style:style style:name="P7" style:family="paragraph" style:parent-style-name="Standard" style:list-style-name="L2">
      <style:text-properties fo:font-weight="bold" officeooo:paragraph-rsid="001ec85a"/>
    </style:style>
    <style:style style:name="P8" style:family="paragraph" style:parent-style-name="Standard" style:list-style-name="L2">
      <style:text-properties fo:font-weight="bold" officeooo:rsid="001ec85a" officeooo:paragraph-rsid="001ec85a"/>
    </style:style>
    <style:style style:name="P9" style:family="paragraph" style:parent-style-name="Standard">
      <style:text-properties fo:font-weight="normal" officeooo:rsid="001ec85a" officeooo:paragraph-rsid="001ec85a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ec85a" officeooo:paragraph-rsid="001ec85a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ec85a" officeooo:paragraph-rsid="001ec85a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ec85a" officeooo:paragraph-rsid="00205f95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205f95" officeooo:paragraph-rsid="00205f95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193d6" officeooo:paragraph-rsid="002193d6" style:font-weight-asian="normal" style:font-weight-complex="normal"/>
    </style:style>
    <style:style style:name="P15" style:family="paragraph" style:parent-style-name="Standard">
      <style:text-properties fo:font-weight="normal" officeooo:rsid="002193d6" officeooo:paragraph-rsid="002193d6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193d6" officeooo:paragraph-rsid="002193d6" style:font-weight-asian="normal" style:font-weight-complex="normal"/>
    </style:style>
    <style:style style:name="P17" style:family="paragraph" style:parent-style-name="Standard" style:list-style-name="L1">
      <style:text-properties fo:font-variant="normal" fo:text-transform="none" fo:color="#374151" loext:opacity="100%" style:font-name="S hne" fo:font-size="12pt" fo:letter-spacing="normal" fo:font-style="normal" fo:font-weight="normal" officeooo:rsid="001ec85a" officeooo:paragraph-rsid="001ec85a" style:font-weight-asian="normal" style:font-weight-complex="normal"/>
    </style:style>
    <style:style style:name="P18" style:family="paragraph" style:parent-style-name="Standard" style:list-style-name="L1">
      <style:text-properties fo:font-variant="normal" fo:text-transform="none" fo:color="#374151" loext:opacity="100%" style:font-name="S hne" fo:font-size="12pt" fo:letter-spacing="normal" fo:font-style="normal" fo:font-weight="normal" officeooo:rsid="00205f95" officeooo:paragraph-rsid="00205f95" style:font-weight-asian="normal" style:font-weight-complex="normal"/>
    </style:style>
    <style:style style:name="P19" style:family="paragraph" style:parent-style-name="Standard" style:list-style-name="L4">
      <style:text-properties fo:font-variant="normal" fo:text-transform="none" fo:color="#374151" loext:opacity="100%" style:font-name="S hne" fo:font-size="12pt" fo:letter-spacing="normal" fo:font-style="normal" fo:font-weight="normal" officeooo:rsid="001ec85a" officeooo:paragraph-rsid="001ec85a" style:font-weight-asian="bold" style:font-weight-complex="bold"/>
    </style:style>
    <style:style style:name="P20" style:family="paragraph" style:parent-style-name="Standard" style:list-style-name="L7">
      <style:text-properties fo:font-variant="normal" fo:text-transform="none" fo:color="#374151" loext:opacity="100%" style:font-name="S hne" fo:font-size="12pt" fo:letter-spacing="normal" fo:font-style="normal" fo:font-weight="normal" officeooo:rsid="001ec85a" officeooo:paragraph-rsid="001ec85a" style:font-weight-asian="bold" style:font-weight-complex="bold"/>
    </style:style>
    <style:style style:name="P21" style:family="paragraph" style:parent-style-name="Standard" style:list-style-name="L7">
      <style:text-properties fo:font-variant="normal" fo:text-transform="none" fo:color="#374151" loext:opacity="100%" style:font-name="S hne" fo:font-size="12pt" fo:letter-spacing="normal" fo:font-style="normal" fo:font-weight="normal" officeooo:rsid="00205f95" officeooo:paragraph-rsid="00205f95" style:font-weight-asian="bold" style:font-weight-complex="bold"/>
    </style:style>
    <style:style style:name="P22" style:family="paragraph" style:parent-style-name="Standard" style:list-style-name="L3">
      <style:text-properties fo:font-variant="normal" fo:text-transform="none" fo:color="#374151" loext:opacity="100%" style:font-name="S hne" fo:font-size="12pt" fo:letter-spacing="normal" fo:font-style="normal" fo:font-weight="normal" officeooo:paragraph-rsid="001ec85a"/>
    </style:style>
    <style:style style:name="P23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bold" officeooo:rsid="001ec85a" officeooo:paragraph-rsid="001ec85a" style:font-weight-asian="bold" style:font-weight-complex="bold"/>
    </style:style>
    <style:style style:name="P24" style:family="paragraph" style:parent-style-name="Standard" style:list-style-name="L3">
      <style:text-properties officeooo:rsid="001ec85a" officeooo:paragraph-rsid="001ec85a"/>
    </style:style>
    <style:style style:name="P25" style:family="paragraph" style:parent-style-name="Standard" style:list-style-name="L2">
      <style:text-properties officeooo:rsid="001ec85a" officeooo:paragraph-rsid="001ec85a"/>
    </style:style>
    <style:style style:name="P26" style:family="paragraph" style:parent-style-name="Standard" style:list-style-name="L3">
      <style:text-properties officeooo:paragraph-rsid="001ec85a"/>
    </style:style>
    <style:style style:name="P27" style:family="paragraph" style:parent-style-name="Standard" style:list-style-name="L3">
      <style:text-properties officeooo:rsid="002193d6" officeooo:paragraph-rsid="002193d6"/>
    </style:style>
    <style:style style:name="P28" style:family="paragraph" style:parent-style-name="Text_20_body">
      <style:text-properties officeooo:rsid="001ec85a" officeooo:paragraph-rsid="001ec85a"/>
    </style:style>
    <style:style style:name="P29" style:family="paragraph" style:parent-style-name="Text_20_body" style:list-style-name="L7">
      <style:text-properties fo:font-variant="normal" fo:text-transform="none" fo:color="#233143" loext:opacity="100%" style:font-name="HK Grotesk" fo:font-size="12pt" fo:letter-spacing="normal" fo:font-style="normal" fo:font-weight="normal" officeooo:rsid="00205f95" officeooo:paragraph-rsid="002193d6" style:font-weight-asian="bold" style:font-weight-complex="bold"/>
    </style:style>
    <style:style style:name="P30" style:family="paragraph" style:parent-style-name="Text_20_body" style:list-style-name="L3">
      <style:text-properties fo:font-variant="normal" fo:text-transform="none" fo:color="#233143" loext:opacity="100%" style:font-name="HK Grotesk" fo:font-size="12pt" fo:letter-spacing="normal" fo:font-style="normal" fo:font-weight="normal" officeooo:rsid="00205f95" officeooo:paragraph-rsid="002193d6" style:font-weight-asian="bold" style:font-weight-complex="bold"/>
    </style:style>
    <style:style style:name="T1" style:family="text">
      <style:text-properties fo:font-variant="normal" fo:text-transform="none" fo:color="#374151" loext:opacity="100%" style:font-name="S hne" fo:font-size="12pt" fo:letter-spacing="normal" fo:font-style="normal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74151" loext:opacity="100%" style:font-name="S hne" fo:font-size="12pt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 officeooo:rsid="001ec85a" style:font-weight-asian="bold" style:font-weight-complex="bold"/>
    </style:style>
    <style:style style:name="T5" style:family="text">
      <style:text-properties fo:font-variant="normal" fo:text-transform="none" fo:color="#374151" loext:opacity="100%" style:font-name="S hne" fo:font-size="12pt" fo:letter-spacing="normal" fo:font-style="normal" fo:font-weight="normal" officeooo:rsid="002193d6"/>
    </style:style>
    <style:style style:name="T6" style:family="text">
      <style:text-properties fo:font-variant="normal" fo:text-transform="none" fo:color="#374151" loext:opacity="100%" style:font-name="S hne" fo:font-size="12pt" fo:letter-spacing="normal" fo:font-style="normal" officeooo:rsid="002193d6"/>
    </style:style>
    <style:style style:name="T7" style:family="text">
      <style:text-properties officeooo:rsid="001ec85a" style:font-weight-asian="bold" style:font-weight-complex="bold"/>
    </style:style>
    <style:style style:name="T8" style:family="text">
      <style:text-properties officeooo:rsid="00205f9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file</text:p>
      <text:p text:style-name="P9">A full stack developer </text:p>
      <text:p text:style-name="P9"/>
      <text:p text:style-name="P9"/>
      <text:p text:style-name="P9"/>
      <text:p text:style-name="P3">Work</text:p>
      <text:h text:style-name="P1" text:outline-level="1">Software Engineer </text:h>
      <text:p text:style-name="P3">Rensoft Solutions</text:p>
      <text:p text:style-name="P3">Key Duties and responsibility </text:p>
      <text:list xml:id="list3379012746" text:style-name="L1">
        <text:list-item>
          <text:p text:style-name="P10">Develop and maintain enterprise-level web applications using Spring Boot framework.</text:p>
        </text:list-item>
        <text:list-item>
          <text:p text:style-name="P17">Implement front-end features and functionality using NextJS(a React framework)</text:p>
        </text:list-item>
        <text:list-item>
          <text:p text:style-name="P10">Design and implement Restful Apis for various modules in Rensoft insurance brokerage management system,ensuring scalability, security, and performance.</text:p>
        </text:list-item>
        <text:list-item>
          <text:p text:style-name="P17">Write unit tests and perform code reviews to ensure code quality and maintainability.</text:p>
        </text:list-item>
        <text:list-item>
          <text:p text:style-name="P17">Utilize Spring Security to implement authentication and authorization mechanisms, ensuring secure access to application resources.</text:p>
        </text:list-item>
        <text:list-item>
          <text:p text:style-name="P17">Utilize Docker for orchestrating multi-container deployments and managing dependencies.</text:p>
        </text:list-item>
        <text:list-item>
          <text:p text:style-name="P17">Troubleshoot and resolve software defects and production issues, providing timely bug fixes and improvements.</text:p>
        </text:list-item>
        <text:list-item>
          <text:p text:style-name="P18">Database design and development.</text:p>
        </text:list-item>
        <text:list-item>
          <text:p text:style-name="P17">Integrate third-party services and APIs, such as payment gateways and social media platforms, to enhance application functionality.</text:p>
        </text:list-item>
        <text:list-item>
          <text:p text:style-name="P17">Deploy applications on Google Cloud ensuring scalability and high availability.</text:p>
        </text:list-item>
        <text:list-item>
          <text:p text:style-name="P17">Use agile engineering practices and various software development</text:p>
          <text:p text:style-name="P17">technologies to rapidly develop creative and efficient solutions that enhance client organization’s technology stack.</text:p>
        </text:list-item>
      </text:list>
      <text:p text:style-name="P23">Technologies included</text:p>
      <text:list xml:id="list2861110623" text:style-name="L2">
        <text:list-item>
          <text:p text:style-name="P4">Java/Spring boot</text:p>
        </text:list-item>
        <text:list-item>
          <text:p text:style-name="P7"><text:span text:style-name="T7">Docker,</text:span><text:span text:style-name="T2">Jenkins,</text:span><text:span text:style-name="T5">Git</text:span></text:p>
        </text:list-item>
        <text:list-item>
          <text:p text:style-name="P16"><text:span text:style-name="T2">REST for intergration</text:span><text:span text:style-name="T1">s</text:span></text:p>
        </text:list-item>
        <text:list-item>
          <text:p text:style-name="P12"><text:span text:style-name="T2">MSSQL,MySQL,</text:span><text:span text:style-name="T6">PostgreSQL</text:span><text:span text:style-name="T2"> databases</text:span></text:p>
        </text:list-item>
        <text:list-item>
          <text:p text:style-name="P8"><text:span text:style-name="T2">Typescript/NextJs</text:span></text:p>
        </text:list-item>
        <text:list-item>
          <text:p text:style-name="P8"><text:span text:style-name="T2">Shell Scripting/Python for automation</text:span></text:p>
        </text:list-item>
        <text:list-item>
          <text:p text:style-name="P25"><text:span text:style-name="T2">Google Cloud/NginX Web SERVERS</text:span></text:p>
        </text:list-item>
      </text:list>
      <text:p text:style-name="P3">Achievements </text:p>
      <text:list xml:id="list632651032" text:style-name="L3">
        <text:list-item>
          <text:p text:style-name="P24"><text:span text:style-name="T3">DevOps and CI/CD</text:span></text:p>
        </text:list-item>
        <text:list-item>
          <text:p text:style-name="P26"><text:span text:style-name="T4">Successfully integrated third-party payment gateways, Daraja Api, enabling seamless and secure online transactions for customers.</text:span></text:p>
        </text:list-item>
        <text:list-item>
          <text:p text:style-name="P27"><text:span text:style-name="T4">I</text:span><text:span text:style-name="T3">mproved User experience and design resulting in high traffic in Rensoft’s Insuarance web portal </text:span></text:p>
        </text:list-item>
        <text:list-item>
          <text:p text:style-name="P30">Identified and dealt with a significant process bottleneck that boosted coding efficiency by 35% when resolved.</text:p>
        </text:list-item>
        <text:list-item>
          <text:p text:style-name="P22"><text:span text:style-name="T7">Received recognition for consistently delivering high-quality code with minimal defects, leading to improved customer satisfaction and positive feedback.</text:span></text:p>
          <text:p text:style-name="P24"><text:span text:style-name="T3"/></text:p>
        </text:list-item>
      </text:list>
      <text:h text:style-name="P2" text:outline-level="1"><text:soft-page-break/>IT support </text:h>
      <text:p text:style-name="P6">Stima Sacco</text:p>
      <text:p text:style-name="P28">Provided IT support for one of Rensoft Solutions client,Stima Sacco</text:p>
      <text:p text:style-name="P3">Key Duties and Responsibilities</text:p>
      <text:list xml:id="list199821606" text:style-name="L4">
        <text:list-item>
          <text:p text:style-name="P19">Installed all required dependencies and software components on Stima Sacco server’s <text:s/>for the successful operation of RenSoft systems, ensuring a smooth implementation process.</text:p>
        </text:list-item>
        <text:list-item>
          <text:p text:style-name="P19">Deployed Rensoft Solution’s systems on Stima Sacco servers.</text:p>
        </text:list-item>
        <text:list-item>
          <text:p text:style-name="P19">Configured Nginx as a reverse proxy to efficiently route incoming requests and improve system performance.</text:p>
        </text:list-item>
        <text:list-item>
          <text:p text:style-name="P19">Successfully deployed <text:span text:style-name="T8">Stima Sacco’s Mpawa Insurance Portal(a premium system owned by Rensoft)</text:span> on the<text:span text:style-name="T8">ir Server</text:span>, making it accessible through the URL https://mpawaapp.stima-sacco.com/.</text:p>
        </text:list-item>
        <text:list-item>
          <text:p text:style-name="P19">Automated various processes and workflows in the server’s, resulting in improved efficiency and reduced manual effort by 40%.</text:p>
        </text:list-item>
        <text:list-item>
          <text:p text:style-name="P19">Assisted in system upgrades and migration processes, ensuring seamless transitions and minimal disruption to business operations.</text:p>
        </text:list-item>
        <text:list-item>
          <text:p text:style-name="P19">Collaborated with the Stima Sacco IT team to troubleshoot and resolve technical issues, ensuring minimal downtime and optimal system performance.</text:p>
        </text:list-item>
        <text:list-item>
          <text:p text:style-name="P19">Documented system configurations, troubleshooting procedures, and best practices, creating a comprehensive knowledge base for future reference.</text:p>
        </text:list-item>
        <text:list-item>
          <text:p text:style-name="P19">Conducted thorough system testing and quality assurance to ensure compatibility and proper functioning of Rensoft systems hosted on Stima Sacco Servers.</text:p>
        </text:list-item>
        <text:list-item>
          <text:p text:style-name="P19">Provided user training and support to Stima Sacco employees, enabling them to effectively utilize Rensoft system’s <text:s/>and troubleshoot common issues.</text:p>
        </text:list-item>
        <text:list-item>
          <text:p text:style-name="P19">Maintained and configured the company <text:span text:style-name="T8">testing server</text:span> firewall, ensuring network security and protection against potential threats.</text:p>
          <text:p text:style-name="P5"/>
        </text:list-item>
      </text:list>
      <text:p text:style-name="P3"/>
      <text:p text:style-name="P3">Technologies used:</text:p>
      <text:list xml:id="list3118996560" text:style-name="L5">
        <text:list-item>
          <text:p text:style-name="P11">Docker</text:p>
        </text:list-item>
      </text:list>
      <text:p text:style-name="P15"/>
      <text:list xml:id="list180546422586341" text:continue-numbering="true" text:style-name="L5">
        <text:list-item>
          <text:p text:style-name="P11">MSSQL/MySQL databases</text:p>
        </text:list-item>
        <text:list-item>
          <text:p text:style-name="P11">Shell Scripting/Python for automation</text:p>
        </text:list-item>
        <text:list-item>
          <text:p text:style-name="P11">SSH/Remote desktop</text:p>
        </text:list-item>
        <text:list-item>
          <text:p text:style-name="P11">NginX <text:span text:style-name="T8">web server</text:span></text:p>
        </text:list-item>
        <text:list-item>
          <text:p text:style-name="P14">Linux/RHEL Windows Server</text:p>
        </text:list-item>
        <text:list-item>
          <text:p text:style-name="P13">SystemD/Pm2 for process management</text:p>
        </text:list-item>
      </text:list>
      <text:p text:style-name="P3">Achievements:</text:p>
      <text:list xml:id="list1642991280" text:style-name="L7">
        <text:list-item>
          <text:p text:style-name="P21">Deployed Stima Sacco’s Mpawa Insurance Portal which will be used by thousands of their clients. </text:p>
        </text:list-item>
        <text:list-item>
          <text:p text:style-name="P29">Maintained maximum uninterrupted flow of business-critical ops. Cut downtime by 25% and costs of warranty by up to 45%.</text:p>
        </text:list-item>
        <text:list-item>
          <text:p text:style-name="P20">Received commendation from the <text:span text:style-name="T8">Stima Sacco empoloyee</text:span> for exceptional IT support, professionalism, and the ability to deliver effective solutions in a timely manner.</text:p>
          <text:p text:style-name="P20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K Grotesk" svg:font-family="'HK Grotesk', sans-serif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3:13:48.258311852</meta:creation-date>
    <dc:date>2023-06-11T18:05:46.002316236</dc:date>
    <meta:editing-duration>PT4H51M58S</meta:editing-duration>
    <meta:editing-cycles>3</meta:editing-cycles>
    <meta:generator>LibreOffice/7.5.2.2$Linux_X86_64 LibreOffice_project/50$Build-2</meta:generator>
    <meta:document-statistic meta:table-count="0" meta:image-count="0" meta:object-count="0" meta:page-count="2" meta:paragraph-count="62" meta:word-count="581" meta:character-count="4185" meta:non-whitespace-character-count="3702"/>
  </office:meta>
</office:document-meta>
</file>